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4.4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771cm" fo:min-width="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cm" fo:min-width="3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35cm" fo:min-width="5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571cm" fo:min-width="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4cm" fo:min-width="4.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5cm" fo:min-width="8.3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895cm" fo:min-width="11.32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cm" svg:height="2.3cm" svg:x="1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9.5cm" svg:height="4.021cm" draw:transform="skewX (0.518711853692715) translate (3.2cm 9.079cm)">
          <text:p text:style-name="P1">POBIERZ LICZBĘ DO </text:p>
          <text:p text:style-name="P1">ZMIENNEJ LICZBA</text:p>
          <text:p text:style-name="P1">(POBIERZ <text:span text:style-name="T1">LICZBA</text:span>)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2cm" svg:height="6.3cm" svg:x="11.9cm" svg:y="11.7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8cm" svg:height="2.6cm" svg:x="1.9cm" svg:y="4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9.5cm" svg:height="3.821cm" draw:transform="skewX (0.518711853692715) translate (10.781cm 22.2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7cm" svg:height="3.4cm" svg:x="1.6cm" svg:y="25.2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7cm" svg:y1="3.5cm" svg:x2="4.8cm" svg:y2="4.7cm" draw:start-shape="id1" draw:start-glue-point="8" draw:end-shape="id2" draw:end-glue-point="0" svg:d="M4700 3500l100 1200" svg:viewBox="0 0 101 1201">
          <text:p/>
        </draw:connector>
        <draw:connector draw:style-name="gr7" draw:text-style-name="P3" draw:layer="layout" draw:type="line" svg:x1="4.8cm" svg:y1="7.3cm" svg:x2="7.95cm" svg:y2="9.079cm" draw:start-shape="id2" draw:start-glue-point="2" draw:end-shape="id3" svg:d="M4800 7300l3150 1779" svg:viewBox="0 0 3151 1780">
          <text:p/>
        </draw:connector>
        <draw:connector draw:style-name="gr7" draw:text-style-name="P3" draw:layer="layout" draw:type="line" svg:x1="5.655cm" svg:y1="13.1cm" svg:x2="11.9cm" svg:y2="14.85cm" draw:start-shape="id3" draw:start-glue-point="2" draw:end-shape="id4" svg:d="M5655 13100l6245 1750" svg:viewBox="0 0 6246 1751">
          <text:p/>
        </draw:connector>
        <draw:custom-shape draw:style-name="gr8" draw:text-style-name="P2" xml:id="id5" draw:id="id5" draw:layer="layout" svg:width="8.8cm" svg:height="3.8cm" svg:x="1.9cm" svg:y="17.4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5cm" svg:y1="18cm" svg:x2="10.7cm" svg:y2="19.3cm" draw:start-shape="id4" draw:start-glue-point="6" draw:end-shape="id5" draw:end-glue-point="1" svg:d="M15500 18000v1300h-4800" svg:viewBox="0 0 4801 1301">
          <text:p/>
        </draw:connector>
        <draw:connector draw:style-name="gr7" draw:text-style-name="P3" draw:layer="layout" svg:x1="6.3cm" svg:y1="17.4cm" svg:x2="5.655cm" svg:y2="13.1cm" draw:start-shape="id5" draw:start-glue-point="0" draw:end-shape="id3" draw:end-glue-point="2" svg:d="M6300 17400v-2150h-645v-2150" svg:viewBox="0 0 646 4301">
          <text:p/>
        </draw:connector>
        <draw:frame draw:style-name="gr9" draw:text-style-name="P4" draw:layer="layout" svg:width="3.3cm" svg:height="1.1cm" svg:x="12.1cm" svg:y="18.7cm">
          <draw:text-box>
            <text:p>TAK</text:p>
          </draw:text-box>
        </draw:frame>
        <draw:connector draw:style-name="gr7" draw:text-style-name="P3" draw:layer="layout" svg:x1="15.5cm" svg:y1="18cm" svg:x2="15.531cm" svg:y2="22.2cm" draw:start-shape="id4" draw:start-glue-point="6" draw:end-shape="id6" svg:d="M15500 18000v2100h31v2100" svg:viewBox="0 0 32 4201">
          <text:p/>
        </draw:connector>
        <draw:frame draw:style-name="gr10" draw:text-style-name="P4" draw:layer="layout" svg:width="3.5cm" svg:height="1.445cm" svg:x="14.4cm" svg:y="20.1cm">
          <draw:text-box>
            <text:p>NIE</text:p>
            <text:p/>
          </draw:text-box>
        </draw:frame>
        <draw:connector draw:style-name="gr7" draw:text-style-name="P3" draw:layer="layout" draw:type="line" svg:x1="9.691cm" svg:y1="24.11cm" svg:x2="5.1cm" svg:y2="25.2cm" draw:start-shape="id6" draw:start-glue-point="3" draw:end-shape="id7" draw:end-glue-point="4" svg:d="M9691 24110l-4591 1090" svg:viewBox="0 0 4592 1091">
          <text:p/>
        </draw:connector>
        <draw:custom-shape draw:style-name="gr11" draw:text-style-name="P2" draw:layer="layout" svg:width="11.827cm" svg:height="4.145cm" svg:x="8cm" svg:y="2.955cm">
          <text:p text:style-name="P1">PROGRAM SUMUJE LICZBY PODAWANE PRZEZ UZYTKOWNIKA DO MOMENTU,</text:p>
          <text:p text:style-name="P1">KIEDY ICH SUMA PRZEKROCZY 75.NA KONIEC DRUKUJE SUMĘ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3.568174754</meta:creation-date>
    <dc:date>2018-09-27T08:41:22.397192871</dc:date>
    <meta:editing-duration>PT4M25S</meta:editing-duration>
    <meta:editing-cycles>2</meta:editing-cycles>
    <meta:generator>LibreOffice/6.0.3.2$Linux_X86_64 LibreOffice_project/00m0$Build-2</meta:generator>
    <meta:document-statistic meta:object-count="17"/>
  </office:meta>
</office:document-meta>
</file>